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loext:graphic-properties draw:fill="solid" draw:fill-color="#000000" draw:opacity="100%"/>
      <style:paragraph-properties fo:background-color="#000000" style:shadow="#808080 0.18cm 0.18cm"/>
      <style:text-properties style:font-name="Courier 10 Pitch1"/>
    </style:style>
    <style:style style:name="P3" style:family="paragraph" style:parent-style-name="Standard">
      <loext:graphic-properties draw:fill="solid" draw:fill-color="#ffcc99" draw:opacity="100%"/>
      <style:paragraph-properties fo:text-align="center" style:justify-single-word="false" fo:background-color="#ffcc99" style:shadow="non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cadreCode">
      <style:text-properties fo:language="sv" fo:country="SE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2">
      <style:paragraph-properties fo:text-align="start" style:justify-single-word="false"/>
    </style:style>
    <style:style style:name="P10" style:family="paragraph" style:parent-style-name="Standard" style:list-style-name="L6">
      <style:paragraph-properties fo:text-align="start" style:justify-single-word="false"/>
    </style:style>
    <style:style style:name="P11" style:family="paragraph" style:parent-style-name="Standard">
      <loext:graphic-properties draw:fill="solid" draw:fill-color="#000000" draw:opacity="100%"/>
      <style:paragraph-properties fo:background-color="#000000" style:shadow="#808080 0.18cm 0.18cm"/>
      <style:text-properties style:font-name="Courier 10 Pitch1"/>
    </style:style>
    <style:style style:name="P12" style:family="paragraph" style:parent-style-name="Standard" style:list-style-name="L5">
      <style:paragraph-properties fo:text-align="start" style:justify-single-word="false" fo:break-before="page"/>
    </style:style>
    <style:style style:name="P13" style:family="paragraph" style:parent-style-name="cadreCode">
      <style:text-properties fo:language="sv" fo:country="SE"/>
    </style:style>
    <style:style style:name="T1" style:family="text">
      <style:text-properties style:text-position="sub 58%"/>
    </style:style>
    <style:style style:name="T2" style:family="text">
      <style:text-properties fo:color="#ffffff"/>
    </style:style>
    <style:style style:name="T3" style:family="text">
      <style:text-properties fo:language="sv" fo:country="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Analyse d'algorithme</text:p>
      <text:list xml:id="list997424514" text:style-name="L1">
        <text:list-item>
          <text:p text:style-name="P5">Que donne l'algorithme suivant si je rentre les valeurs 5, -1, 15 ?</text:p>
        </text:list-item>
      </text:list>
      <text:p text:style-name="P2">chiffre<text:span text:style-name="T1">entier</text:span></text:p>
      <text:p text:style-name="P2">Ecrire : chiffre</text:p>
      <text:p text:style-name="P2">Si (chiffre &lt;0) <text:s/>OU (chiffre &gt; 9)</text:p>
      <text:p text:style-name="P2">Alors</text:p>
      <text:p text:style-name="P2"><text:tab/>Lire : chiffre</text:p>
      <text:p text:style-name="P2">Sinon </text:p>
      <text:p text:style-name="P2"><text:tab/>Ecrire : chiffre</text:p>
      <text:p text:style-name="P2">Finsi</text:p>
      <text:list xml:id="list237094632" text:style-name="L2">
        <text:list-item>
          <text:p text:style-name="P6">chiffre</text:p>
        </text:list-item>
        <text:list-item>
          <text:p text:style-name="P6">-1</text:p>
        </text:list-item>
        <text:list-item>
          <text:p text:style-name="P6">15</text:p>
        </text:list-item>
      </text:list>
      <text:list xml:id="list2089055908" text:style-name="L3">
        <text:list-item>
          <text:p text:style-name="P7">Que donne l'algorithme suivant si je rentre les valeurs <text:s/>-1, 15, 5 ?</text:p>
        </text:list-item>
      </text:list>
      <text:p text:style-name="cadreCode">val<text:span text:style-name="T1">entier </text:span></text:p>
      <text:p text:style-name="cadreCode">x<text:span text:style-name="T1">entier </text:span></text:p>
      <text:p text:style-name="cadreCode"/>
      <text:p text:style-name="cadreCode">ECRIRE : "Entrez une valeur entre 0 et 9"</text:p>
      <text:p text:style-name="cadreCode">LIRE : val </text:p>
      <text:p text:style-name="cadreCode"/>
      <text:p text:style-name="cadreCode">TANT QUE (x=0)</text:p>
      <text:p text:style-name="cadreCode"><text:tab/>SI (val&lt;0) </text:p>
      <text:p text:style-name="cadreCode"><text:s text:c="2"/><text:tab/>ALORS </text:p>
      <text:p text:style-name="cadreCode"><text:tab/><text:tab/>ECRIRE "Votre nombre n’est pas comprit entre 0 et 9"</text:p>
      <text:p text:style-name="cadreCode"><text:tab/>FINSI </text:p>
      <text:p text:style-name="cadreCode"/>
      <text:p text:style-name="cadreCode"><text:tab/>SI (val&gt;9)</text:p>
      <text:p text:style-name="cadreCode"><text:s text:c="2"/><text:tab/>ALORS </text:p>
      <text:p text:style-name="cadreCode"><text:tab/><text:tab/>ECRIRE "Votre nombre n’est pas comprit entre 0 et 9"</text:p>
      <text:p text:style-name="cadreCode"><text:tab/>FIN SI </text:p>
      <text:p text:style-name="cadreCode"/>
      <text:p text:style-name="cadreCode"><text:tab/>SI (val&gt;=0) ET (val&lt;=9)</text:p>
      <text:p text:style-name="cadreCode"><text:tab/>ALORS </text:p>
      <text:p text:style-name="cadreCode"><text:tab/><text:tab/>x=1</text:p>
      <text:p text:style-name="cadreCode"><text:tab/>FIN SI</text:p>
      <text:p text:style-name="cadreCode">FIN TantQue</text:p>
      <text:p text:style-name="Standard"/>
      <text:list xml:id="list131720306817204" text:continue-list="list237094632" text:style-name="L2">
        <text:list-item>
          <text:p text:style-name="P6">Votre nombre n'est pas comprit entre 0 et 9</text:p>
        </text:list-item>
        <text:list-item>
          <text:p text:style-name="P6">Votre nombre n'est pas comprit entre 0 et 9</text:p>
        </text:list-item>
        <text:list-item>
          <text:p text:style-name="P6">x=1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4127749874" text:style-name="L4">
        <text:list-item>
          <text:p text:style-name="P8">Que donne l'algorithme suivant si je rentre les valeurs <text:s/>5, -1, 15 ?</text:p>
        </text:list-item>
      </text:list>
      <text:p text:style-name="cadreCode">nombreEntree<text:span text:style-name="T1">réel</text:span></text:p>
      <text:p text:style-name="cadreCode"/>
      <text:p text:style-name="cadreCode">Ecrire : "Donner un nombre compris entre 0 et 9"</text:p>
      <text:p text:style-name="cadreCode"><text:soft-page-break/>LIRE : nombreEntree</text:p>
      <text:p text:style-name="cadreCode"/>
      <text:p text:style-name="cadreCode">TANT QUE (nombreEntree &lt;0) OU (nombreEntree&gt;9)</text:p>
      <text:p text:style-name="cadreCode"><text:tab/>Ecrire: "Veuillez saisir un nombre compris entre 0 et 9" </text:p>
      <text:p text:style-name="cadreCode">FINTANTQUE</text:p>
      <text:p text:style-name="cadreCode"/>
      <text:p text:style-name="cadreCode">Ecrire: "vous avez choisis :" <text:s/><text:span text:style-name="T2">nombreEntree </text:span></text:p>
      <text:p text:style-name="P1"/>
      <text:list xml:id="list131720853060913" text:continue-list="list131720306817204" text:style-name="L2">
        <text:list-item>
          <text:p text:style-name="P6">vous avez choisis : 5</text:p>
        </text:list-item>
        <text:list-item>
          <text:p text:style-name="P6">Veuillez saisir un nombre compris entre 0 et 9 <text:s/>(à l'infini)</text:p>
        </text:list-item>
        <text:list-item>
          <text:p text:style-name="P9">Veuillez saisir un nombre compris entre 0 et 9 <text:s/>(à l'infini)</text:p>
          <text:p text:style-name="P9"/>
        </text:list-item>
      </text:list>
      <text:list xml:id="list4270819808" text:style-name="L5">
        <text:list-item>
          <text:p text:style-name="P12">Que donne l'algorithme suivant si je rentre les valeurs <text:s/>5, -1, 15, 200 ?</text:p>
        </text:list-item>
      </text:list>
      <text:p text:style-name="cadreCode">temperature<text:span text:style-name="T1">réel</text:span></text:p>
      <text:p text:style-name="cadreCode">Ecrire : "Donnez la temperature en degre celcius"</text:p>
      <text:p text:style-name="cadreCode">Lire temperature</text:p>
      <text:p text:style-name="cadreCode">Si (temperature &lt;0)</text:p>
      <text:p text:style-name="cadreCode">Alors</text:p>
      <text:p text:style-name="cadreCode"><text:tab/>Ecrire : "is"</text:p>
      <text:p text:style-name="cadreCode">Sinon</text:p>
      <text:p text:style-name="cadreCode"><text:tab/>Si (temperature&gt;100)</text:p>
      <text:p text:style-name="cadreCode"><text:tab/>Alors</text:p>
      <text:p text:style-name="cadreCode"><text:tab/><text:tab/>Ecrire : "<text:bookmark text:name="tw-target-text"/><text:span text:style-name="T3">gasformigt"</text:span></text:p>
      <text:p text:style-name="cadreCode"><text:tab/>Sinon</text:p>
      <text:p text:style-name="cadreCode"><text:tab/><text:tab/>Ecrire : "vatska" </text:p>
      <text:p text:style-name="cadreCode"><text:tab/>FinSi</text:p>
      <text:p text:style-name="P4">FinSi</text:p>
      <text:list xml:id="list131720944766772" text:continue-list="list131720853060913" text:style-name="L2">
        <text:list-item>
          <text:p text:style-name="P6">vatska <text:s text:c="24"/>(5)</text:p>
        </text:list-item>
        <text:list-item>
          <text:p text:style-name="P6">is <text:s text:c="33"/>(-1)</text:p>
        </text:list-item>
        <text:list-item>
          <text:p text:style-name="P9">vatska <text:s text:c="25"/>(15)</text:p>
        </text:list-item>
        <text:list-item>
          <text:p text:style-name="P9">gasformigt <text:s text:c="19"/>(200)</text:p>
          <text:p text:style-name="P9"/>
        </text:list-item>
      </text:list>
      <text:list xml:id="list2872864377" text:style-name="L6">
        <text:list-item>
          <text:p text:style-name="P10">Que donne l'algorithme suivant si je rentre les valeurs <text:s/>10 pour lon et 5 pour h <text:s/>?</text:p>
        </text:list-item>
      </text:list>
      <text:p text:style-name="cadreCode">x<text:span text:style-name="T1">entier</text:span></text:p>
      <text:p text:style-name="cadreCode">y<text:span text:style-name="T1">entier</text:span></text:p>
      <text:p text:style-name="cadreCode">lon<text:span text:style-name="T1">entier</text:span></text:p>
      <text:p text:style-name="cadreCode">h<text:span text:style-name="T1">entier</text:span></text:p>
      <text:p text:style-name="cadreCode"/>
      <text:p text:style-name="cadreCode">Ecrire : "Donnez la longueur"</text:p>
      <text:p text:style-name="cadreCode">Lire : lon </text:p>
      <text:p text:style-name="cadreCode">Ecrire : "Donnez la hauteur"</text:p>
      <text:p text:style-name="cadreCode">Lire : h</text:p>
      <text:p text:style-name="P4">Pour y allant de 1 à h</text:p>
      <text:p text:style-name="P4"><text:tab/>Pour x allant de 1 à lon</text:p>
      <text:p text:style-name="P4"><text:tab/><text:tab/>Ecrire : "#"</text:p>
      <text:p text:style-name="P4"><text:tab/>FinPour</text:p>
      <text:p text:style-name="P4"><text:tab/>Ecrire : SautDeLigne</text:p>
      <text:p text:style-name="P4">FinPourvatskagasformigt</text:p>
      <text:p text:style-name="Standard"/>
      <text:list xml:id="list131721559940417" text:continue-list="list131720944766772" text:style-name="L2">
        <text:list-item>
          <text:p text:style-name="P9"># <text:s/>(à l'infini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dreCode" style:family="paragraph" style:parent-style-name="Standard">
      <loext:graphic-properties draw:fill="solid" draw:fill-color="#000000" draw:opacity="100%"/>
      <style:paragraph-properties fo:background-color="#000000" style:shadow="#808080 0.18cm 0.18cm"/>
      <style:text-properties style:font-name="Courier 10 Pitch" fo:font-family="'Courier 10 Pitch'" style:font-style-name="Normal" style:font-pitch="fixed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bernard </meta:initial-creator>
    <meta:creation-date>2017-10-20T08:49:09.503267931</meta:creation-date>
    <dc:date>2019-10-21T14:58:48.90</dc:date>
    <meta:editing-duration>PT1H18M7S</meta:editing-duration>
    <meta:editing-cycles>18</meta:editing-cycles>
    <meta:generator>LibreOffice/6.2.6.2$Linux_X86_64 LibreOffice_project/20$Build-2</meta:generator>
    <meta:document-statistic meta:table-count="0" meta:image-count="0" meta:object-count="0" meta:page-count="3" meta:paragraph-count="83" meta:word-count="339" meta:character-count="1883" meta:non-whitespace-character-count="1485"/>
  </office:meta>
</office:document-meta>
</file>